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875in"/>
    </style:style>
    <style:style style:name="Table1.D" style:family="table-column">
      <style:table-column-properties style:column-width="2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style="italic" fo:font-weight="bold" officeooo:rsid="0002782e" officeooo:paragraph-rsid="00114c39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normal" fo:font-weight="normal" officeooo:rsid="0002782e" officeooo:paragraph-rsid="00114c39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normal" fo:font-weight="normal" officeooo:rsid="00114c39" officeooo:paragraph-rsid="00114c39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officeooo:rsid="0013c772" officeooo:paragraph-rsid="0013c772"/>
    </style:style>
    <style:style style:name="P5" style:family="paragraph" style:parent-style-name="Table_20_Contents">
      <style:text-properties officeooo:rsid="0013c772" officeooo:paragraph-rsid="0013c772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3c772" officeooo:paragraph-rsid="0013c772" style:font-weight-asian="bold" style:font-weight-complex="bold"/>
    </style:style>
    <style:style style:name="P7" style:family="paragraph" style:parent-style-name="Table_20_Contents">
      <style:text-properties officeooo:rsid="001454c9" officeooo:paragraph-rsid="001454c9"/>
    </style:style>
    <style:style style:name="P8" style:family="paragraph" style:parent-style-name="Table_20_Contents">
      <style:text-properties officeooo:rsid="0015187c" officeooo:paragraph-rsid="0015187c"/>
    </style:style>
    <style:style style:name="P9" style:family="paragraph" style:parent-style-name="Table_20_Contents">
      <style:text-properties officeooo:rsid="00154ed9" officeooo:paragraph-rsid="00154ed9"/>
    </style:style>
    <style:style style:name="P10" style:family="paragraph" style:parent-style-name="Table_20_Contents">
      <style:text-properties officeooo:rsid="00176746" officeooo:paragraph-rsid="00176746"/>
    </style:style>
    <style:style style:name="P11" style:family="paragraph" style:parent-style-name="Table_20_Contents">
      <style:text-properties officeooo:rsid="0018c00b" officeooo:paragraph-rsid="0018c00b"/>
    </style:style>
    <style:style style:name="T1" style:family="text">
      <style:text-properties officeooo:rsid="00114c39"/>
    </style:style>
    <style:style style:name="T2" style:family="text">
      <style:text-properties fo:font-size="12pt" fo:font-style="normal" fo:font-weight="normal" officeooo:rsid="00120ff6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officeooo:rsid="00154ed9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712c5"/>
    </style:style>
    <style:style style:name="T6" style:family="text">
      <style:text-properties officeooo:rsid="001a3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CLO: DESARROLLO DE APLICACIONES WEB</text:p>
      <text:p text:style-name="P1">CURSO: 2019/20</text:p>
      <text:p text:style-name="P1">ASIGNATURA: DESARROLLO DE INTERFACES WEB</text:p>
      <text:p text:style-name="P1">NOMBRE: Antonio Rodríguez González</text:p>
      <text:p text:style-name="P1">FECHA: 0<text:span text:style-name="T1">8</text:span>/11/19</text:p>
      <text:p text:style-name="P2"/>
      <text:p text:style-name="P3">Ejercicio que consiste en comparar las distintas versiones de CSS 1, 2 y 3 en forma de tabla comparativa:</text:p>
      <text:p text:style-name="P3"/>
      <text:p text:style-name="Standard"><text:span text:style-name="T2">CSS se creo en 1996 y desde entonces c</text:span>ada versión representa una evolución de su antecesor, pero aún así podemos ver funciones de la primera versión que se mantienen en la actual como por ejemplo los fondos, colores y algunos atributos y propiedades del texto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Característica\Versión</text:p>
          </table:table-cell>
          <table:table-cell table:style-name="Table1.A1" office:value-type="string">
            <text:p text:style-name="P6">CSS1</text:p>
          </table:table-cell>
          <table:table-cell table:style-name="Table1.A1" office:value-type="string">
            <text:p text:style-name="P6">CSS2</text:p>
          </table:table-cell>
          <table:table-cell table:style-name="Table1.D1" office:value-type="string">
            <text:p text:style-name="P6">CSS3</text:p>
          </table:table-cell>
        </table:table-row>
        <table:table-row>
          <table:table-cell table:style-name="Table1.A2" office:value-type="string">
            <text:p text:style-name="P5">Inicio – final (tiempo en activo)</text:p>
          </table:table-cell>
          <table:table-cell table:style-name="Table1.A2" office:value-type="string">
            <text:p text:style-name="P5">Diciembre de 1996 hast a la llegada de CSS3 en 2008</text:p>
          </table:table-cell>
          <table:table-cell table:style-name="Table1.A2" office:value-type="string">
            <text:p text:style-name="P5">Dos años después llegó la versión 2, que se abandonó también en 2008</text:p>
          </table:table-cell>
          <table:table-cell table:style-name="Table1.D2" office:value-type="string">
            <text:p text:style-name="P5">Publicada en 2011. <text:span text:style-name="T3">Requirió 10 años de desarrollo hasta su lanzamiento.</text:span></text:p>
          </table:table-cell>
        </table:table-row>
        <table:table-row>
          <table:table-cell table:style-name="Table1.A2" office:value-type="string">
            <text:p text:style-name="P7">Nuevas funcionalidades</text:p>
          </table:table-cell>
          <table:table-cell table:style-name="Table1.A2" office:value-type="string">
            <text:p text:style-name="P7">Tiene todas las funcionalidades básicas de este lenguaje.</text:p>
          </table:table-cell>
          <table:table-cell table:style-name="Table1.A2" office:value-type="string">
            <text:p text:style-name="P7">Selectores, tablas, efectos visuales, nuevos modelos de cajas... Los “media types”</text:p>
          </table:table-cell>
          <table:table-cell table:style-name="Table1.D2" office:value-type="string">
            <text:p text:style-name="P9">Hasta la fecha es la especificación más completa y amplia de CSS. <text:s/>Por ejemplo: colores, fondos, degradados, bordes redondeados, espacios de nombre, etc. </text:p>
          </table:table-cell>
        </table:table-row>
        <table:table-row>
          <table:table-cell table:style-name="Table1.A2" office:value-type="string">
            <text:p text:style-name="P8">Motivo principal de abandono</text:p>
          </table:table-cell>
          <table:table-cell table:style-name="Table1.A2" office:value-type="string">
            <text:p text:style-name="P10">Se quedó obsoleta</text:p>
          </table:table-cell>
          <table:table-cell table:style-name="Table1.A2" office:value-type="string">
            <text:p text:style-name="P9">Fallos, errores varios y falta de adaptación</text:p>
          </table:table-cell>
          <table:table-cell table:style-name="Table1.D2" office:value-type="string">
            <text:p text:style-name="P9">Sigue en uso. Pero presenta ciertas limitaciones.</text:p>
          </table:table-cell>
        </table:table-row>
        <table:table-row>
          <table:table-cell table:style-name="Table1.A2" office:value-type="string">
            <text:p text:style-name="P9">Apunte</text:p>
          </table:table-cell>
          <table:table-cell table:style-name="Table1.A2" office:value-type="string">
            <text:p text:style-name="P11">Fue una revolución en el diseño de páginas web debido a la mejora visual y al tiempo que se ahorraban los desarrolladores para crear más y mejores webs.</text:p>
          </table:table-cell>
          <table:table-cell table:style-name="Table1.A2" office:value-type="string">
            <text:p text:style-name="P9">En 2004 tuvo una versión intermedia: CSS2.1 con la que se solucionaron ciertos fallos</text:p>
          </table:table-cell>
          <table:table-cell table:style-name="Table1.D2" office:value-type="string">
            <text:p text:style-name="P9">Trajo consigo la división del código en módulos. <text:span text:style-name="T6">Se ha mantenido como CSS3 a pesar de las diversas evoluciones que ha sufrido.</text:span></text:p>
          </table:table-cell>
        </table:table-row>
      </table:table>
      <text:p text:style-name="Standard"/>
      <text:p text:style-name="Standard"/>
      <text:p text:style-name="P4">Está en camino la sucesora de CSS3, como será <text:span text:style-name="T4">CSS4 </text:span>que tiene prevista su llegada este <text:s/><text:span text:style-name="T5">segundo semestre de </text:span>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15:27.505291611</meta:creation-date>
    <dc:date>2019-11-08T17:38:35.831856547</dc:date>
    <meta:editing-duration>PT23M2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1" meta:paragraph-count="28" meta:word-count="276" meta:character-count="1696" meta:non-whitespace-character-count="1444"/>
  </office:meta>
</office:document-meta>
</file>